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ConfigUtils.processCommonDefinitionAnnotations( AnnotatedBeanDefinition ab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ConfigUtils.unwrapDefaultListableBeanFactory( BeanDefinitionRegistry regist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nnotationConfigUtils.attributesFor( AnnotatedTypeMetadata metadata , Class &lt; ? &gt; annotatio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ConfigUtils.registerPostProcessor( BeanDefinitionRegistry registry , RootBeanDefinition definition ,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ConfigUtils.applyScopedProxyMode( ScopeMetadata metadata , BeanDefinitionHolder definition , BeanDefinitionRegistry regis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ConfigUtils.attributesFor( AnnotatedTypeMetadata metadata , String annotation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ConfigUtils.registerAnnotationConfigProcessors( BeanDefinition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ConfigUtils.attributesForRepeatable( AnnotationMetadata metadata , Class &lt; ? &gt; containerClass , Class &lt; ? &gt; annotatio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nnotationConfigUtils.addAttributesIfNotNull( Set &lt; AnnotationAttributes &gt; result , @ Nullable Map &lt; String , Object &gt;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ConfigUtils.processCommonDefinitionAnnotations( AnnotatedBeanDefinition abd , AnnotatedTypeMetadata metadata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nnotationConfigUtils.attributesForRepeatable( AnnotationMetadata metadata , String containerClassName , String annotationClass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nnotationConfigUtils.registerAnnotationConfigProcessors( BeanDefinitionRegistry registry , @ Nullable Object source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2">
            <text:p text:style-name="Table_20_Contents">6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